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009933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000099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007826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3"/>
        <table:table-column table:style-name="co1" table:number-columns-repeated="24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ce1" office:value-type="string" calcext:value-type="string">
            <text:p>Game Mode: Normal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1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8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3" table:style-name="ce10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/>
          <table:table-cell table:style-name="ce9" office:value-type="float" office:value="38" calcext:value-type="float">
            <text:p>38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4" office:value-type="float" office:value="2" calcext:value-type="float">
            <text:p>2</text:p>
          </table:table-cell>
          <table:table-cell table:number-columns-repeated="9"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4:47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5:30.611000000</dc:date>
    <meta:editing-duration>P1DT4H6M50S</meta:editing-duration>
    <meta:editing-cycles>22</meta:editing-cycles>
    <meta:generator>LibreOffice/5.1.3.2$Windows_x86 LibreOffice_project/644e4637d1d8544fd9f56425bd6cec110e49301b</meta:generator>
    <meta:document-statistic meta:table-count="1" meta:cell-count="143" meta:object-count="0"/>
  </office:meta>
</office:document-meta>
</file>